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30.44mm" svg:y="42.42mm">
            <loext:p draw:notify-on-update-of-ranges="Hoja1.A2:Hoja1.A2 Hoja1.A3:Hoja1.A5 Hoja1.B2:Hoja1.B2 Hoja1.B3:Hoja1.B5 Hoja1.A2:Hoja1.A2 Hoja1.A3:Hoja1.A5 Hoja1.C2:Hoja1.C2 Hoja1.C3:Hoja1.C5 Hoja1.A2:Hoja1.A2 Hoja1.A3:Hoja1.A5 Hoja1.D2:Hoja1.D2 Hoja1.D3:Hoja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=16128 N-Threads=12</text:p>
          </table:table-cell>
          <table:covered-table-cell table:number-columns-repeated="3" table:style-name="ce2"/>
          <table:table-cell table:number-columns-repeated="6"/>
        </table:table-row>
        <table:table-row table:style-name="ro1">
          <table:table-cell office:value-type="string" calcext:value-type="string">
            <text:p>Chunk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Guid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2836519" calcext:value-type="float">
            <text:p>0,032836519</text:p>
          </table:table-cell>
          <table:table-cell office:value-type="float" office:value="0.032143977" calcext:value-type="float">
            <text:p>0,032143977</text:p>
          </table:table-cell>
          <table:table-cell office:value-type="float" office:value="0.03210197" calcext:value-type="float">
            <text:p>0,0321019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2064024" calcext:value-type="float">
            <text:p>0,032064024</text:p>
          </table:table-cell>
          <table:table-cell office:value-type="float" office:value="0.032143466" calcext:value-type="float">
            <text:p>0,032143466</text:p>
          </table:table-cell>
          <table:table-cell office:value-type="float" office:value="0.032040995" calcext:value-type="float">
            <text:p>0,03204099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2257881" calcext:value-type="float">
            <text:p>0,032257881</text:p>
          </table:table-cell>
          <table:table-cell office:value-type="float" office:value="0.032204717" calcext:value-type="float">
            <text:p>0,032204717</text:p>
          </table:table-cell>
          <table:table-cell office:value-type="float" office:value="0.032411627" calcext:value-type="float">
            <text:p>0,032411627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hunk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Guid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2887511" calcext:value-type="float">
            <text:p>0,032887511</text:p>
          </table:table-cell>
          <table:table-cell office:value-type="float" office:value="0.031785198" calcext:value-type="float">
            <text:p>0,031785198</text:p>
          </table:table-cell>
          <table:table-cell office:value-type="float" office:value="0.031838186" calcext:value-type="float">
            <text:p>0,031838186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2092128" calcext:value-type="float">
            <text:p>0,032092128</text:p>
          </table:table-cell>
          <table:table-cell office:value-type="float" office:value="0.032198001" calcext:value-type="float">
            <text:p>0,032198001</text:p>
          </table:table-cell>
          <table:table-cell office:value-type="float" office:value="0.032199677" calcext:value-type="float">
            <text:p>0,03219967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2040402" calcext:value-type="float">
            <text:p>0,032040402</text:p>
          </table:table-cell>
          <table:table-cell office:value-type="float" office:value="0.032212093" calcext:value-type="float">
            <text:p>0,032212093</text:p>
          </table:table-cell>
          <table:table-cell office:value-type="float" office:value="0.032156248" calcext:value-type="float">
            <text:p>0,032156248</text:p>
          </table:table-cell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0:46:55.896633467</meta:creation-date>
    <dc:date>2018-04-28T21:11:50.305431548</dc:date>
    <meta:editing-duration>PT14M12S</meta:editing-duration>
    <meta:editing-cycles>1</meta:editing-cycles>
    <meta:document-statistic meta:table-count="1" meta:cell-count="3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Hoja1.A2:Hoja1.D5" chart:data-source-has-labels="row" svg:x="0.32cm" svg:y="0.18cm" svg:width="12.667cm" svg:height="8.64cm">
          <chartooo:coordinate-region svg:x="1.603cm" svg:y="0.379cm" svg:width="11.1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5" chart:label-cell-address="Hoja1.B2:Hoja1.B2" chart:class="chart:scatter">
            <chart:domain table:cell-range-address="Hoja1.A3:Hoja1.A5"/>
            <chart:data-point chart:repeated="3"/>
          </chart:series>
          <chart:series chart:style-name="ch7" chart:values-cell-range-address="Hoja1.C3:Hoja1.C5" chart:label-cell-address="Hoja1.C2:Hoja1.C2" chart:class="chart:scatter">
            <chart:data-point chart:repeated="3"/>
          </chart:series>
          <chart:series chart:style-name="ch8" chart:values-cell-range-address="Hoja1.D3:Hoja1.D5" chart:label-cell-address="Hoja1.D2:Hoja1.D2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tatic</text:p>
                <draw:g>
                  <svg:desc>Hoja1.B2:Hoja1.B2</svg:desc>
                </draw:g>
              </table:table-cell>
              <table:table-cell office:value-type="string">
                <text:p>Dynamic</text:p>
                <draw:g>
                  <svg:desc>Hoja1.C2:Hoja1.C2</svg:desc>
                </draw:g>
              </table:table-cell>
              <table:table-cell office:value-type="string">
                <text:p>Guided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5</svg:desc>
                </draw:g>
              </table:table-cell>
              <table:table-cell office:value-type="float" office:value="0.032836519">
                <text:p>0.032836519</text:p>
                <draw:g>
                  <svg:desc>Hoja1.B3:Hoja1.B5</svg:desc>
                </draw:g>
              </table:table-cell>
              <table:table-cell office:value-type="float" office:value="0.032143977">
                <text:p>0.032143977</text:p>
                <draw:g>
                  <svg:desc>Hoja1.C3:Hoja1.C5</svg:desc>
                </draw:g>
              </table:table-cell>
              <table:table-cell office:value-type="float" office:value="0.03210197">
                <text:p>0.03210197</text:p>
                <draw:g>
                  <svg:desc>Hoja1.D3:Hoja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2064024">
                <text:p>0.032064024</text:p>
              </table:table-cell>
              <table:table-cell office:value-type="float" office:value="0.032143466">
                <text:p>0.032143466</text:p>
              </table:table-cell>
              <table:table-cell office:value-type="float" office:value="0.032040995">
                <text:p>0.032040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32257881">
                <text:p>0.032257881</text:p>
              </table:table-cell>
              <table:table-cell office:value-type="float" office:value="0.032204717">
                <text:p>0.032204717</text:p>
              </table:table-cell>
              <table:table-cell office:value-type="float" office:value="0.032411627">
                <text:p>0.032411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